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6b5f" officeooo:paragraph-rsid="001f6b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вая строка</text:p>
      <text:p text:style-name="P1">вторая строка</text:p>
      <text:p text:style-name="P1">третья строка</text:p>
      <text:p text:style-name="P1"/>
      <text:p text:style-name="P1">абзац</text:p>
      <text:p text:style-name="P1"/>
      <text:p text:style-name="P1">ЗАГОЛОВО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3</meta:editing-cycles>
    <meta:generator>LibreOffice/4.3.1.2$Windows_x86 LibreOffice_project/958349dc3b25111dbca392fbc281a05559ef6848</meta:generator>
    <dc:date>2014-11-04T20:08:44.307000000</dc:date>
    <meta:document-statistic meta:table-count="0" meta:image-count="0" meta:object-count="0" meta:page-count="1" meta:paragraph-count="5" meta:word-count="8" meta:character-count="53" meta:non-whitespace-character-count="50"/>
    <meta:user-defined meta:name="Info 1"/>
    <meta:user-defined meta:name="Info 2"/>
    <meta:user-defined meta:name="Info 3"/>
    <meta:user-defined meta:name="Info 4"/>
  </office:meta>
</office:document-meta>
</file>